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top" draw:auto-grow-height="false" fo:min-height="8.323cm" fo:min-width="15.375cm"/>
      <style:paragraph-properties style:writing-mode="lr-tb"/>
    </style:style>
    <style:style style:name="gr2" style:family="graphic" style:parent-style-name="standard">
      <style:graphic-properties svg:stroke-color="#111111" draw:fill="solid" draw:fill-color="#ffffff" draw:textarea-horizontal-align="justify" draw:textarea-vertical-align="top" draw:auto-grow-height="false" fo:min-height="5.17cm" fo:min-width="9.345cm"/>
      <style:paragraph-properties style:writing-mode="lr-tb"/>
    </style:style>
    <style:style style:name="gr3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1.508cm" fo:min-width="0.764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1.508cm" fo:min-width="0.762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start"/>
      <style:text-properties fo:font-weight="bold" style:font-weight-asian="bold" style:font-weight-complex="bold"/>
    </style:style>
    <style:style style:name="P6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8.573cm" svg:x="2.27cm" svg:y="1.422cm">
          <text:p text:style-name="P1"><text:span text:style-name="T1">Boundary Spanning</text:span></text:p>
          <text:p text:style-name="P1"><text:span text:style-name="T2">Maximize diversity in set of pairs (objective 1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9.845cm" svg:height="5.42cm" svg:x="6.567cm" svg:y="3.622cm">
          <text:p text:style-name="P3"><text:span text:style-name="T1">Boundary Squeeze</text:span></text:p>
          <text:p text:style-name="P4"><text:span text:style-name="T2">Find candidate with minimal distance (objective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ircular Arrow 1" draw:style-name="gr3" draw:text-style-name="P6" draw:layer="layout" svg:width="2.124cm" svg:height="2.944cm" draw:transform="skewX (-0.000349065850398856) rotate (2.82760792115601) translate (5.564cm 7.706cm)">
          <text:p/>
          <draw:enhanced-geometry svg:viewBox="0 0 2759531 2759531" draw:text-areas="?f48 ?f50 ?f49 ?f51" draw:glue-points="?f40 ?f41 ?f42 ?f43 ?f44 ?f45 ?f46 ?f47" draw:type="non-primitive" draw:enhanced-path="M 730748 409647 A ?f91 ?f92 ?f93 ?f94 730748 409647 ?f88 ?f90 W ?f95 ?f96 ?f97 ?f98 730748 409647 ?f88 ?f90 L 2618287 856708 2414584 1376272 1928408 859037 2116376 858402 A ?f138 ?f139 ?f140 ?f141 2116376 858402 ?f135 ?f137 W ?f142 ?f143 ?f144 ?f145 2116376 858402 ?f135 ?f137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759531"/>
            <draw:equation draw:name="f11" draw:formula="?f6 / 2759531"/>
            <draw:equation draw:name="f12" draw:formula="2414584 - 1379765"/>
            <draw:equation draw:name="f13" draw:formula="1376272 - 1379765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730748 - 1379765"/>
            <draw:equation draw:name="f20" draw:formula="409647 - 1379765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2423533 - 1379765"/>
            <draw:equation draw:name="f27" draw:formula="857365 - 1379765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1928408 - 1379765"/>
            <draw:equation draw:name="f34" draw:formula="859037 - 1379765"/>
            <draw:equation draw:name="f35" draw:formula="sqrt(?f33 * ?f33 + ?f34 * ?f34 + 0 * 0)"/>
            <draw:equation draw:name="f36" draw:formula="atan2(?f33, ?f34)"/>
            <draw:equation draw:name="f37" draw:formula="?f36 + ?f1"/>
            <draw:equation draw:name="f38" draw:formula="?f37 * ?f9 / ?f0"/>
            <draw:equation draw:name="f39" draw:formula="0 - ?f38"/>
            <draw:equation draw:name="f40" draw:formula="804354 / ?f10"/>
            <draw:equation draw:name="f41" draw:formula="519671 / ?f11"/>
            <draw:equation draw:name="f42" draw:formula="2618287 / ?f10"/>
            <draw:equation draw:name="f43" draw:formula="856708 / ?f11"/>
            <draw:equation draw:name="f44" draw:formula="2414584 / ?f10"/>
            <draw:equation draw:name="f45" draw:formula="1376272 / ?f11"/>
            <draw:equation draw:name="f46" draw:formula="1928408 / ?f10"/>
            <draw:equation draw:name="f47" draw:formula="859037 / ?f11"/>
            <draw:equation draw:name="f48" draw:formula="554431 / ?f10"/>
            <draw:equation draw:name="f49" draw:formula="2205100 / ?f10"/>
            <draw:equation draw:name="f50" draw:formula="554431 / ?f11"/>
            <draw:equation draw:name="f51" draw:formula="2205100 / ?f11"/>
            <draw:equation draw:name="f52" draw:formula="21550000 - 5831709"/>
            <draw:equation draw:name="f53" draw:formula="if(?f52, 5831709, 21550000)"/>
            <draw:equation draw:name="f54" draw:formula="-21550000 - ?f53"/>
            <draw:equation draw:name="f55" draw:formula="if(?f54, -21550000, ?f53)"/>
            <draw:equation draw:name="f56" draw:formula="14173027 + ?f55"/>
            <draw:equation draw:name="f57" draw:formula="14173027 + ?f1"/>
            <draw:equation draw:name="f58" draw:formula="?f57 * ?f8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1167199"/>
            <draw:equation draw:name="f63" draw:formula="sin(?f59)"/>
            <draw:equation draw:name="f64" draw:formula="0 - ?f63"/>
            <draw:equation draw:name="f65" draw:formula="?f64 * 1167199"/>
            <draw:equation draw:name="f66" draw:formula="sqrt(?f62 * ?f62 + ?f65 * ?f65 + 0 * 0)"/>
            <draw:equation draw:name="f67" draw:formula="1167199 * 1167199 / ?f66"/>
            <draw:equation draw:name="f68" draw:formula="?f64 * ?f67"/>
            <draw:equation draw:name="f69" draw:formula="730748 - ?f68"/>
            <draw:equation draw:name="f70" draw:formula="?f61 * ?f67"/>
            <draw:equation draw:name="f71" draw:formula="409647 - ?f70"/>
            <draw:equation draw:name="f72" draw:formula="?f69 - 1167199"/>
            <draw:equation draw:name="f73" draw:formula="?f71 - 1167199"/>
            <draw:equation draw:name="f74" draw:formula="?f69 + 1167199"/>
            <draw:equation draw:name="f75" draw:formula="?f71 + 1167199"/>
            <draw:equation draw:name="f76" draw:formula="?f56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1167199"/>
            <draw:equation draw:name="f82" draw:formula="sin(?f78)"/>
            <draw:equation draw:name="f83" draw:formula="0 - ?f82"/>
            <draw:equation draw:name="f84" draw:formula="?f83 * 1167199"/>
            <draw:equation draw:name="f85" draw:formula="sqrt(?f81 * ?f81 + ?f84 * ?f84 + 0 * 0)"/>
            <draw:equation draw:name="f86" draw:formula="1167199 * 1167199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730748, ?f72)"/>
            <draw:equation draw:name="f92" draw:formula="if(?f55, 409647, ?f73)"/>
            <draw:equation draw:name="f93" draw:formula="if(?f55, 730748, ?f74)"/>
            <draw:equation draw:name="f94" draw:formula="if(?f55, 409647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-5309551"/>
            <draw:equation draw:name="f100" draw:formula="if(?f99, -5309551, 21550000)"/>
            <draw:equation draw:name="f101" draw:formula="-21550000 - ?f100"/>
            <draw:equation draw:name="f102" draw:formula="if(?f101, -21550000, ?f100)"/>
            <draw:equation draw:name="f103" draw:formula="19482578 + ?f102"/>
            <draw:equation draw:name="f104" draw:formula="19482578 + ?f1"/>
            <draw:equation draw:name="f105" draw:formula="?f104 * ?f8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902449"/>
            <draw:equation draw:name="f110" draw:formula="sin(?f106)"/>
            <draw:equation draw:name="f111" draw:formula="0 - ?f110"/>
            <draw:equation draw:name="f112" draw:formula="?f111 * 902449"/>
            <draw:equation draw:name="f113" draw:formula="sqrt(?f109 * ?f109 + ?f112 * ?f112 + 0 * 0)"/>
            <draw:equation draw:name="f114" draw:formula="902449 * 902449 / ?f113"/>
            <draw:equation draw:name="f115" draw:formula="?f111 * ?f114"/>
            <draw:equation draw:name="f116" draw:formula="2116376 - ?f115"/>
            <draw:equation draw:name="f117" draw:formula="?f108 * ?f114"/>
            <draw:equation draw:name="f118" draw:formula="858402 - ?f117"/>
            <draw:equation draw:name="f119" draw:formula="?f116 - 902449"/>
            <draw:equation draw:name="f120" draw:formula="?f118 - 902449"/>
            <draw:equation draw:name="f121" draw:formula="?f116 + 902449"/>
            <draw:equation draw:name="f122" draw:formula="?f118 + 902449"/>
            <draw:equation draw:name="f123" draw:formula="?f103 + ?f1"/>
            <draw:equation draw:name="f124" draw:formula="?f123 * ?f8 / ?f0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902449"/>
            <draw:equation draw:name="f129" draw:formula="sin(?f125)"/>
            <draw:equation draw:name="f130" draw:formula="0 - ?f129"/>
            <draw:equation draw:name="f131" draw:formula="?f130 * 902449"/>
            <draw:equation draw:name="f132" draw:formula="sqrt(?f128 * ?f128 + ?f131 * ?f131 + 0 * 0)"/>
            <draw:equation draw:name="f133" draw:formula="902449 * 902449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2116376, ?f119)"/>
            <draw:equation draw:name="f139" draw:formula="if(?f102, 858402, ?f120)"/>
            <draw:equation draw:name="f140" draw:formula="if(?f102, 2116376, ?f121)"/>
            <draw:equation draw:name="f141" draw:formula="if(?f102, 858402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</draw:enhanced-geometry>
        </draw:custom-shape>
        <draw:custom-shape draw:name="Circular Arrow 2" draw:style-name="gr4" draw:text-style-name="P6" draw:layer="layout" svg:width="2.122cm" svg:height="2.944cm" draw:transform="skewX (0.000698131700797734) rotate (2.82882965163241) translate (5.313cm 8.184cm)">
          <text:p/>
          <draw:enhanced-geometry svg:viewBox="0 0 2759531 2759531" draw:mirror-vertical="true" draw:mirror-horizontal="true" draw:text-areas="?f48 ?f50 ?f49 ?f51" draw:glue-points="?f40 ?f41 ?f42 ?f43 ?f44 ?f45 ?f46 ?f47" draw:type="non-primitive" draw:enhanced-path="M 730748 409647 A ?f91 ?f92 ?f93 ?f94 730748 409647 ?f88 ?f90 W ?f95 ?f96 ?f97 ?f98 730748 409647 ?f88 ?f90 L 2618287 856708 2414584 1376272 1928408 859037 2116376 858402 A ?f138 ?f139 ?f140 ?f141 2116376 858402 ?f135 ?f137 W ?f142 ?f143 ?f144 ?f145 2116376 858402 ?f135 ?f137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759531"/>
            <draw:equation draw:name="f11" draw:formula="?f6 / 2759531"/>
            <draw:equation draw:name="f12" draw:formula="2414584 - 1379765"/>
            <draw:equation draw:name="f13" draw:formula="1376272 - 1379765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730748 - 1379765"/>
            <draw:equation draw:name="f20" draw:formula="409647 - 1379765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2423533 - 1379765"/>
            <draw:equation draw:name="f27" draw:formula="857365 - 1379765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1928408 - 1379765"/>
            <draw:equation draw:name="f34" draw:formula="859037 - 1379765"/>
            <draw:equation draw:name="f35" draw:formula="sqrt(?f33 * ?f33 + ?f34 * ?f34 + 0 * 0)"/>
            <draw:equation draw:name="f36" draw:formula="atan2(?f33, ?f34)"/>
            <draw:equation draw:name="f37" draw:formula="?f36 + ?f1"/>
            <draw:equation draw:name="f38" draw:formula="?f37 * ?f9 / ?f0"/>
            <draw:equation draw:name="f39" draw:formula="0 - ?f38"/>
            <draw:equation draw:name="f40" draw:formula="804354 / ?f10"/>
            <draw:equation draw:name="f41" draw:formula="519671 / ?f11"/>
            <draw:equation draw:name="f42" draw:formula="2618287 / ?f10"/>
            <draw:equation draw:name="f43" draw:formula="856708 / ?f11"/>
            <draw:equation draw:name="f44" draw:formula="2414584 / ?f10"/>
            <draw:equation draw:name="f45" draw:formula="1376272 / ?f11"/>
            <draw:equation draw:name="f46" draw:formula="1928408 / ?f10"/>
            <draw:equation draw:name="f47" draw:formula="859037 / ?f11"/>
            <draw:equation draw:name="f48" draw:formula="554431 / ?f10"/>
            <draw:equation draw:name="f49" draw:formula="2205100 / ?f10"/>
            <draw:equation draw:name="f50" draw:formula="554431 / ?f11"/>
            <draw:equation draw:name="f51" draw:formula="2205100 / ?f11"/>
            <draw:equation draw:name="f52" draw:formula="21550000 - 5831709"/>
            <draw:equation draw:name="f53" draw:formula="if(?f52, 5831709, 21550000)"/>
            <draw:equation draw:name="f54" draw:formula="-21550000 - ?f53"/>
            <draw:equation draw:name="f55" draw:formula="if(?f54, -21550000, ?f53)"/>
            <draw:equation draw:name="f56" draw:formula="14173027 + ?f55"/>
            <draw:equation draw:name="f57" draw:formula="14173027 + ?f1"/>
            <draw:equation draw:name="f58" draw:formula="?f57 * ?f8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1167199"/>
            <draw:equation draw:name="f63" draw:formula="sin(?f59)"/>
            <draw:equation draw:name="f64" draw:formula="0 - ?f63"/>
            <draw:equation draw:name="f65" draw:formula="?f64 * 1167199"/>
            <draw:equation draw:name="f66" draw:formula="sqrt(?f62 * ?f62 + ?f65 * ?f65 + 0 * 0)"/>
            <draw:equation draw:name="f67" draw:formula="1167199 * 1167199 / ?f66"/>
            <draw:equation draw:name="f68" draw:formula="?f64 * ?f67"/>
            <draw:equation draw:name="f69" draw:formula="730748 - ?f68"/>
            <draw:equation draw:name="f70" draw:formula="?f61 * ?f67"/>
            <draw:equation draw:name="f71" draw:formula="409647 - ?f70"/>
            <draw:equation draw:name="f72" draw:formula="?f69 - 1167199"/>
            <draw:equation draw:name="f73" draw:formula="?f71 - 1167199"/>
            <draw:equation draw:name="f74" draw:formula="?f69 + 1167199"/>
            <draw:equation draw:name="f75" draw:formula="?f71 + 1167199"/>
            <draw:equation draw:name="f76" draw:formula="?f56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1167199"/>
            <draw:equation draw:name="f82" draw:formula="sin(?f78)"/>
            <draw:equation draw:name="f83" draw:formula="0 - ?f82"/>
            <draw:equation draw:name="f84" draw:formula="?f83 * 1167199"/>
            <draw:equation draw:name="f85" draw:formula="sqrt(?f81 * ?f81 + ?f84 * ?f84 + 0 * 0)"/>
            <draw:equation draw:name="f86" draw:formula="1167199 * 1167199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730748, ?f72)"/>
            <draw:equation draw:name="f92" draw:formula="if(?f55, 409647, ?f73)"/>
            <draw:equation draw:name="f93" draw:formula="if(?f55, 730748, ?f74)"/>
            <draw:equation draw:name="f94" draw:formula="if(?f55, 409647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-5309551"/>
            <draw:equation draw:name="f100" draw:formula="if(?f99, -5309551, 21550000)"/>
            <draw:equation draw:name="f101" draw:formula="-21550000 - ?f100"/>
            <draw:equation draw:name="f102" draw:formula="if(?f101, -21550000, ?f100)"/>
            <draw:equation draw:name="f103" draw:formula="19482578 + ?f102"/>
            <draw:equation draw:name="f104" draw:formula="19482578 + ?f1"/>
            <draw:equation draw:name="f105" draw:formula="?f104 * ?f8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902449"/>
            <draw:equation draw:name="f110" draw:formula="sin(?f106)"/>
            <draw:equation draw:name="f111" draw:formula="0 - ?f110"/>
            <draw:equation draw:name="f112" draw:formula="?f111 * 902449"/>
            <draw:equation draw:name="f113" draw:formula="sqrt(?f109 * ?f109 + ?f112 * ?f112 + 0 * 0)"/>
            <draw:equation draw:name="f114" draw:formula="902449 * 902449 / ?f113"/>
            <draw:equation draw:name="f115" draw:formula="?f111 * ?f114"/>
            <draw:equation draw:name="f116" draw:formula="2116376 - ?f115"/>
            <draw:equation draw:name="f117" draw:formula="?f108 * ?f114"/>
            <draw:equation draw:name="f118" draw:formula="858402 - ?f117"/>
            <draw:equation draw:name="f119" draw:formula="?f116 - 902449"/>
            <draw:equation draw:name="f120" draw:formula="?f118 - 902449"/>
            <draw:equation draw:name="f121" draw:formula="?f116 + 902449"/>
            <draw:equation draw:name="f122" draw:formula="?f118 + 902449"/>
            <draw:equation draw:name="f123" draw:formula="?f103 + ?f1"/>
            <draw:equation draw:name="f124" draw:formula="?f123 * ?f8 / ?f0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902449"/>
            <draw:equation draw:name="f129" draw:formula="sin(?f125)"/>
            <draw:equation draw:name="f130" draw:formula="0 - ?f129"/>
            <draw:equation draw:name="f131" draw:formula="?f130 * 902449"/>
            <draw:equation draw:name="f132" draw:formula="sqrt(?f128 * ?f128 + ?f131 * ?f131 + 0 * 0)"/>
            <draw:equation draw:name="f133" draw:formula="902449 * 902449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2116376, ?f119)"/>
            <draw:equation draw:name="f139" draw:formula="if(?f102, 858402, ?f120)"/>
            <draw:equation draw:name="f140" draw:formula="if(?f102, 2116376, ?f121)"/>
            <draw:equation draw:name="f141" draw:formula="if(?f102, 858402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15:42:02.968042863</meta:creation-date>
    <dc:date>2023-06-25T15:53:14.129164546</dc:date>
    <meta:editing-duration>PT11M11S</meta:editing-duration>
    <meta:editing-cycles>2</meta:editing-cycles>
    <meta:generator>LibreOffice/7.4.5.1$Linux_X86_64 LibreOffice_project/40$Build-1</meta:generator>
    <meta:document-statistic meta:object-count="4"/>
  </office:meta>
</office:document-meta>
</file>